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NDIConfig.init( Properties prop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NDIConfig.valid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NDIConfig.setJndiEnabled( String jndiEn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NDIConfig.init( ServletConfig ct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NDIConfig.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NDIConfig.getJndi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NDIConfig.JNDIConfig( BootstrapConfig parent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NDIConfig.getJndiEnv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NDIConfig.setJndiName( String jndi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NDIConfig.getJndi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